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</office:automatic-styles>
  <office:body>
    <office:spreadsheet>
      <table:table table:name="Qlocktwo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L</text:p>
          </table:table-cell>
          <table:table-cell table:style-name="ce8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X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G</text:p>
          </table:table-cell>
          <table:table-cell table:style-name="ce6"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table:style-name="ce9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table:style-name="ce6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style-name="ce9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U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style-name="ce6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9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style-name="ce6"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table:number-columns-repeated="1005"/>
        </table:table-row>
        <table:table-row table:style-name="ro1">
          <table:table-cell table:number-columns-repeated="15"/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Ü</text:p>
          </table:table-cell>
          <table:table-cell table:style-name="ce5" office:value-type="string" calcext:value-type="string">
            <text:p>N</text:p>
          </table:table-cell>
          <table:table-cell table:style-name="ce8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ce6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9"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N</text:p>
          </table:table-cell>
          <table:table-cell table:style-name="ce9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table:style-name="ce9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1005"/>
        </table:table-row>
        <table:table-row table:style-name="ro1">
          <table:table-cell table:number-columns-repeated="15"/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 table:number-columns-repeated="15"/>
          <table:table-cell office:value-type="string" calcext:value-type="string">
            <text:p>Z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Ö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15"/>
          <table:table-cell office:value-type="string" calcext:value-type="string">
            <text:p>U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1006"/>
        </table:table-row>
        <table:table-row table:style-name="ro1" table:number-rows-repeated="65508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.00.0000</text:date>, <text:time style:data-style-name="N2" text:time-value="17:04:44.8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5T20:33:43.32</meta:creation-date>
    <dc:date>2016-10-23T18:16:58.159000000</dc:date>
    <meta:editing-duration>PT9H10M28S</meta:editing-duration>
    <meta:editing-cycles>42</meta:editing-cycles>
    <meta:generator>LibreOffice/5.2.2.2$Windows_X86_64 LibreOffice_project/8f96e87c890bf8fa77463cd4b640a2312823f3ad</meta:generator>
    <meta:document-statistic meta:table-count="1" meta:cell-count="394" meta:object-count="0"/>
  </office:meta>
</office:document-meta>
</file>